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2cm" draw:fill="none" draw:textarea-horizontal-align="right" draw:textarea-vertical-align="middle"/>
    </style:style>
    <style:style style:name="gr5" style:family="graphic" style:parent-style-name="objectwithoutfill">
      <style:graphic-properties draw:marker-start="Arrow" draw:marker-end="" draw:marker-end-width="0.2cm" draw:fill="none" draw:textarea-horizontal-align="right" draw:textarea-vertical-align="middle"/>
    </style:style>
    <style:style style:name="gr6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8" style:family="graphic" style:parent-style-name="objectwithoutfill">
      <style:graphic-properties draw:marker-end="Arrow" draw:marker-end-width="0.2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06cm"/>
    </style:style>
    <style:style style:name="gr1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8.1cm" svg:x="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6.1cm" svg:x="12cm" svg:y="2.2cm">
          <text:p text:style-name="P1"><text:span text:style-name="T1">SPI </text:span></text:p>
          <text:p text:style-name="P1"><text:span text:style-name="T1">slave -</text:span></text:p>
          <text:p text:style-name="P1"><text:span text:style-name="T1">cor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6.1cm" svg:x="7cm" svg:y="2.2cm">
          <text:p text:style-name="P1"><text:span text:style-name="T1">SPI</text:span></text:p>
          <text:p text:style-name="P1"><text:span text:style-name="T1">slave -</text:span></text:p>
          <text:p text:style-name="P1"><text:span text:style-name="T1">protocol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982cm" svg:y1="5.951cm" svg:x2="17.682cm" svg:y2="5.951cm">
          <text:p/>
        </draw:line>
        <draw:line draw:style-name="gr5" draw:text-style-name="P3" draw:layer="layout" svg:x1="15cm" svg:y1="5.5cm" svg:x2="17.7cm" svg:y2="5.5cm">
          <text:p text:style-name="P1"><text:span text:style-name="T2"/></text:p>
          <text:p text:style-name="P1"><text:span text:style-name="T2"/></text:p>
        </draw:line>
        <draw:line draw:style-name="gr4" draw:text-style-name="P3" draw:layer="layout" svg:x1="17.7cm" svg:y1="5cm" svg:x2="15cm" svg:y2="5cm">
          <text:p/>
        </draw:line>
        <draw:line draw:style-name="gr6" draw:text-style-name="P3" draw:layer="layout" svg:x1="15cm" svg:y1="4.5cm" svg:x2="17.7cm" svg:y2="4.5cm">
          <text:p/>
        </draw:line>
        <draw:frame draw:style-name="gr7" draw:text-style-name="P4" draw:layer="layout" svg:width="0.896cm" svg:height="0.603cm" svg:x="17.821cm" svg:y="4.3cm">
          <draw:text-box>
            <text:p><text:span text:style-name="T3">clk</text:span></text:p>
          </draw:text-box>
        </draw:frame>
        <draw:frame draw:style-name="gr7" draw:text-style-name="P4" draw:layer="layout" svg:width="0.824cm" svg:height="0.603cm" svg:x="17.821cm" svg:y="4.697cm">
          <draw:text-box>
            <text:p><text:span text:style-name="T3">ss</text:span></text:p>
          </draw:text-box>
        </draw:frame>
        <draw:frame draw:style-name="gr7" draw:text-style-name="P4" draw:layer="layout" svg:width="1.179cm" svg:height="0.603cm" svg:x="17.8cm" svg:y="5.1cm">
          <draw:text-box>
            <text:p><text:span text:style-name="T3">mosi</text:span></text:p>
          </draw:text-box>
        </draw:frame>
        <draw:frame draw:style-name="gr7" draw:text-style-name="P4" draw:layer="layout" svg:width="1.179cm" svg:height="0.603cm" svg:x="17.821cm" svg:y="5.601cm">
          <draw:text-box>
            <text:p><text:span text:style-name="T3">miso</text:span></text:p>
          </draw:text-box>
        </draw:frame>
        <draw:line draw:style-name="gr8" draw:text-style-name="P1" draw:layer="layout" svg:x1="10.017cm" svg:y1="4.816cm" svg:x2="12.017cm" svg:y2="4.816cm">
          <text:p/>
        </draw:line>
        <draw:line draw:style-name="gr8" draw:text-style-name="P1" draw:layer="layout" svg:x1="12.017cm" svg:y1="5.316cm" svg:x2="10.017cm" svg:y2="5.316cm">
          <text:p/>
        </draw:line>
        <draw:line draw:style-name="gr8" draw:text-style-name="P1" draw:layer="layout" svg:x1="10.017cm" svg:y1="5.816cm" svg:x2="12.017cm" svg:y2="5.816cm">
          <text:p/>
        </draw:line>
        <draw:line draw:style-name="gr8" draw:text-style-name="P1" draw:layer="layout" svg:x1="12.017cm" svg:y1="6.216cm" svg:x2="10.017cm" svg:y2="6.216cm">
          <text:p/>
        </draw:line>
        <draw:frame draw:style-name="gr9" draw:text-style-name="P5" draw:layer="layout" svg:width="1.56cm" svg:height="0.569cm" svg:x="10.357cm" svg:y="4.347cm">
          <draw:text-box>
            <text:p><text:span text:style-name="T2">Din[7..0]</text:span></text:p>
          </draw:text-box>
        </draw:frame>
        <draw:frame draw:style-name="gr9" draw:text-style-name="P5" draw:layer="layout" svg:width="1.035cm" svg:height="0.569cm" svg:x="10.357cm" svg:y="5.347cm">
          <draw:text-box>
            <text:p><text:span text:style-name="T2">load</text:span></text:p>
          </draw:text-box>
        </draw:frame>
        <draw:frame draw:style-name="gr10" draw:text-style-name="P5" draw:layer="layout" svg:width="1.734cm" svg:height="0.569cm" svg:x="10.257cm" svg:y="4.816cm">
          <draw:text-box>
            <text:p><text:span text:style-name="T2">Dout[7..0]</text:span></text:p>
          </draw:text-box>
        </draw:frame>
        <draw:frame draw:style-name="gr9" draw:text-style-name="P5" draw:layer="layout" svg:width="1.082cm" svg:height="0.569cm" svg:x="10.357cm" svg:y="5.747cm">
          <draw:text-box>
            <text:p><text:span text:style-name="T2">valid</text:span></text:p>
          </draw:text-box>
        </draw:frame>
        <draw:line draw:style-name="gr8" draw:text-style-name="P1" draw:layer="layout" svg:x1="10.017cm" svg:y1="4.316cm" svg:x2="12.017cm" svg:y2="4.316cm">
          <text:p/>
        </draw:line>
        <draw:frame draw:style-name="gr9" draw:text-style-name="P5" draw:layer="layout" svg:width="0.853cm" svg:height="0.569cm" svg:x="10.357cm" svg:y="3.816cm">
          <draw:text-box>
            <text:p><text:span text:style-name="T2">clk</text:span></text:p>
          </draw:text-box>
        </draw:frame>
        <draw:line draw:style-name="gr11" draw:text-style-name="P1" draw:layer="layout" svg:x1="7cm" svg:y1="5.2cm" svg:x2="2.5cm" svg:y2="5.2cm">
          <text:p/>
        </draw:line>
        <draw:frame draw:style-name="gr9" draw:text-style-name="P6" draw:layer="layout" svg:width="2.699cm" svg:height="0.725cm" svg:x="3.175cm" svg:y="4.6cm">
          <draw:text-box>
            <text:p><text:span text:style-name="T4">internal bus</text:span></text:p>
          </draw:text-box>
        </draw:frame>
        <draw:frame draw:style-name="gr9" draw:text-style-name="P7" draw:layer="layout" svg:width="3.148cm" svg:height="0.806cm" svg:x="6.452cm" svg:y="1.2cm">
          <draw:text-box>
            <text:p><text:span text:style-name="T1">SPI IP-Core</text:span></text:p>
          </draw:text-box>
        </draw:frame>
        <draw:line draw:style-name="gr12" draw:text-style-name="P1" draw:layer="layout" svg:x1="8.4cm" svg:y1="10cm" svg:x2="8.4cm" svg:y2="8.3cm">
          <text:p/>
        </draw:line>
        <draw:line draw:style-name="gr13" draw:text-style-name="P1" draw:layer="layout" svg:x1="3cm" svg:y1="10cm" svg:x2="8.4cm" svg:y2="10cm">
          <text:p/>
        </draw:line>
        <draw:frame draw:style-name="gr9" draw:layer="layout" svg:width="2.077cm" svg:height="0.725cm" svg:x="3.123cm" svg:y="9.375cm">
          <draw:text-box>
            <text:p><text:span text:style-name="T4">syncIS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2T09:43:54.39</meta:creation-date>
    <dc:date>2014-01-17T08:53:36.797000000</dc:date>
    <meta:editing-duration>PT8H59M23S</meta:editing-duration>
    <meta:editing-cycles>6</meta:editing-cycles>
    <meta:generator>LibreOffice/4.1.4.2$Windows_x86 LibreOffice_project/0a0440ccc0227ad9829de5f46be37cfb6edcf72</meta:generator>
    <meta:document-statistic meta:object-count="27"/>
  </office:meta>
</office:document-meta>
</file>